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#77BC65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77BC65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 fo:background-color="#77BC65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10.5833333333333cm" style:use-optimal-column-width="true"/>
    </style:style>
    <style:style style:name="co3" style:family="table-column">
      <style:table-column-properties fo:break-before="auto" style:column-width="1.13770833333333cm" style:use-optimal-column-width="true"/>
    </style:style>
    <style:style style:name="co4" style:family="table-column">
      <style:table-column-properties fo:break-before="auto" style:column-width="2.936875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2.43416666666667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2"/>
        <table:table-column table:style-name="co7" table:number-columns-repeated="1017" table:default-cell-style-name="ce3"/>
        <table:table-column table:style-name="co8" table:number-columns-repeated="15361" table:default-cell-style-name="ce1"/>
        <table:table-row table:style-name="ro1">
          <table:table-cell office:value-type="string" table:number-columns-spanned="6" table:number-rows-spanned="2" table:style-name="ce8">
            <text:p>Matriz de rastreabilidade de requisitos</text:p>
          </table:table-cell>
          <table:covered-table-cell table:number-columns-repeated="5"/>
          <table:table-cell table:style-name="ce2"/>
          <table:table-cell table:number-columns-repeated="16377"/>
        </table:table-row>
        <table:table-row table:style-name="ro1">
          <table:covered-table-cell/>
          <table:covered-table-cell table:number-columns-repeated="5"/>
          <table:table-cell table:style-name="ce2"/>
          <table:table-cell table:number-columns-repeated="16377"/>
        </table:table-row>
        <table:table-row table:style-name="ro1">
          <table:table-cell table:number-columns-spanned="6" table:number-rows-spanned="1" table:style-name="ce9"/>
          <table:covered-table-cell table:number-columns-repeated="5"/>
          <table:table-cell table:style-name="ce2"/>
          <table:table-cell table:number-columns-repeated="16377"/>
        </table:table-row>
        <table:table-row table:style-name="ro2">
          <table:table-cell office:value-type="string" table:style-name="ce4">
            <text:p>Prioridade</text:p>
          </table:table-cell>
          <table:table-cell office:value-type="string" table:style-name="ce4">
            <text:p>Descrição de requisito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Solicitante</text:p>
          </table:table-cell>
          <table:table-cell office:value-type="string" table:style-name="ce4">
            <text:p>Status</text:p>
          </table:table-cell>
          <table:table-cell office:value-type="string" table:style-name="ce4">
            <text:p>Conclusão</text:p>
          </table:table-cell>
          <table:table-cell table:number-columns-repeated="1017" table:style-name="ce3"/>
          <table:table-cell table:number-columns-repeated="15361"/>
        </table:table-row>
        <table:table-row table:style-name="ro1">
          <table:table-cell table:number-columns-spanned="6" table:number-rows-spanned="1" table:style-name="ce9"/>
          <table:covered-table-cell table:number-columns-repeated="5"/>
          <table:table-cell table:number-columns-repeated="1017" table:style-name="ce3"/>
          <table:table-cell table:number-columns-repeated="15361"/>
        </table:table-row>
        <table:table-row table:style-name="ro1">
          <table:table-cell office:value-type="string" table:style-name="ce5">
            <text:p>Alta</text:p>
          </table:table-cell>
          <table:table-cell office:value-type="string" table:style-name="ce5">
            <text:p>RF-001 – Ler arquivos de propriedades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5">
            <text:p>Alta</text:p>
          </table:table-cell>
          <table:table-cell office:value-type="string" table:style-name="ce5">
            <text:p>RF-002 – Manipular BigDecimais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5">
            <text:p>Alta</text:p>
          </table:table-cell>
          <table:table-cell office:value-type="string" table:style-name="ce5">
            <text:p>RF-003 – Buscar CEP pela API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5">
            <text:p>Alta</text:p>
          </table:table-cell>
          <table:table-cell office:value-type="string" table:style-name="ce5">
            <text:p>RF-004 – Converter String para Moeda BR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5">
            <text:p>Alta</text:p>
          </table:table-cell>
          <table:table-cell office:value-type="string" table:style-name="ce5">
            <text:p>RF-005 – Copiar arquivos com diálogo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5">
            <text:p>Alta</text:p>
          </table:table-cell>
          <table:table-cell office:value-type="string" table:style-name="ce5">
            <text:p>RF-006 – Copiar arquivos sem diálogo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5">
            <text:p>Alta</text:p>
          </table:table-cell>
          <table:table-cell office:value-type="string" table:style-name="ce5">
            <text:p>RF-007 – Criar pastas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08 – Manipular datas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09 – Executar programas externos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10 – Gerar PDF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11 – Cifrar HashMd5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12 – Exibir imagem em disco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13 – Redimensionar imagem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14 – Validar se uma string é um número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15 – Ordenar MAP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16 – Excluir pasta de arquivos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17 – Validar CPF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18 – Validar se uma string é vazia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19 – Conectar a banco de dados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number-columns-repeated="1017" table:style-name="ce3"/>
          <table:table-cell table:number-columns-repeated="15361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20 – CRUD em banco de dados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number-columns-repeated="1017" table:style-name="ce3"/>
          <table:table-cell table:number-columns-repeated="15361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21 – JPQL para pesquisa personalizada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number-columns-repeated="1017" table:style-name="ce3"/>
          <table:table-cell table:number-columns-repeated="15361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22 – Paginador de resultados de banco de dados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number-columns-repeated="1017" table:style-name="ce3"/>
          <table:table-cell table:number-columns-repeated="15361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23 – Gerar gráficos para dashboard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number-columns-repeated="1017" table:style-name="ce3"/>
          <table:table-cell table:number-columns-repeated="15361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24 – Alterar cores de JTABLE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number-columns-repeated="1017" table:style-name="ce3"/>
          <table:table-cell table:number-columns-repeated="15361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25 – Alterar ícone de JFRAME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number-columns-repeated="1017" table:style-name="ce3"/>
          <table:table-cell table:number-columns-repeated="15361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26 – Gerar menu de contexto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2-07T00:00:00" table:style-name="ce7">
            <text:p>07/02/23</text:p>
          </table:table-cell>
          <table:table-cell table:number-columns-repeated="1017" table:style-name="ce3"/>
          <table:table-cell table:number-columns-repeated="15361"/>
        </table:table-row>
        <table:table-row table:style-name="ro1">
          <table:table-cell office:value-type="string" table:style-name="ce3">
            <text:p>Alta</text:p>
          </table:table-cell>
          <table:table-cell office:value-type="string" table:style-name="ce3">
            <text:p>RF-027 – Ativador</text:p>
          </table:table-cell>
          <table:table-cell office:value-type="string" table:style-name="ce5">
            <text:p>RF</text:p>
          </table:table-cell>
          <table:table-cell office:value-type="string" table:style-name="ce5">
            <text:p>Salomão Silva</text:p>
          </table:table-cell>
          <table:table-cell office:value-type="string" table:style-name="ce6">
            <text:p>Concluído</text:p>
          </table:table-cell>
          <table:table-cell office:value-type="date" office:date-value="2023-07-27T00:00:00" table:style-name="ce7">
            <text:p>27/07/23</text:p>
          </table:table-cell>
          <table:table-cell table:number-columns-repeated="1017" table:style-name="ce3"/>
          <table:table-cell table:number-columns-repeated="1536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usuario</dc:creator>
    <meta:creation-date>2022-08-15T11:03:36Z</meta:creation-date>
    <dc:date>2023-07-27T17:14:12Z</dc:date>
    <meta:editing-cycles>76</meta:editing-cycles>
    <meta:editing-duration>PT17179S</meta:editing-duration>
  </office:meta>
</office:document-meta>
</file>